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780000003F09F185FE4.png" manifest:media-type="image/png"/>
  <manifest:file-entry manifest:full-path="Pictures/1000000100000780000003F023AF4226.png" manifest:media-type="image/png"/>
  <manifest:file-entry manifest:full-path="Pictures/1000000100000780000003F00068B89C.png" manifest:media-type="image/png"/>
  <manifest:file-entry manifest:full-path="Pictures/1000000100000780000003F0186D4B27.png" manifest:media-type="image/png"/>
  <manifest:file-entry manifest:full-path="Pictures/1000000100000780000003F00C082BB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3" text:anchor-type="char" svg:x="0in" svg:y="0.05in" svg:width="3.6654in" svg:height="1.9244in" draw:z-index="2"><draw:image xlink:href="Pictures/1000000100000780000003F023AF422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0in" svg:y="0.1898in" svg:width="3.6528in" svg:height="1.9173in" draw:z-index="1"><draw:image xlink:href="Pictures/1000000100000780000003F09F185FE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0in" svg:y="0.0752in" svg:width="3.6429in" svg:height="1.9126in" draw:z-index="0"><draw:image xlink:href="Pictures/1000000100000780000003F00068B89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0.0091in" svg:y="0.128in" svg:width="3.6382in" svg:height="1.9102in" draw:z-index="3"><draw:image xlink:href="Pictures/1000000100000780000003F0186D4B2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-0.0071in" svg:y="0.1547in" svg:width="3.6445in" svg:height="1.9134in" draw:z-index="4"><draw:image xlink:href="Pictures/1000000100000780000003F00C082BB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2T12:40:25.169351300</meta:creation-date>
    <meta:generator>LibreOffice/25.8.3.2$Windows_X86_64 LibreOffice_project/8ca8d55c161d602844f5428fa4b58097424e324e</meta:generator>
    <dc:date>2025-12-02T13:00:02.756415000</dc:date>
    <meta:editing-duration>PT8M56S</meta:editing-duration>
    <meta:editing-cycles>1</meta:editing-cycles>
    <meta:document-statistic meta:table-count="0" meta:image-count="5" meta:object-count="0" meta:page-count="1" meta:paragraph-count="0" meta:word-count="0" meta:character-count="0" meta:non-whitespace-character-count="0"/>
  </office:meta>
</office:document-meta>
</file>